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50%"/>
      <style:text-properties style:font-name="Arial" fo:font-size="10pt" officeooo:paragraph-rsid="000dd45b"/>
    </style:style>
    <style:style style:name="P2" style:family="paragraph" style:parent-style-name="Text_20_body">
      <style:paragraph-properties fo:line-height="150%"/>
      <style:text-properties style:font-name="Arial" fo:font-size="10pt" officeooo:rsid="000dd45b" officeooo:paragraph-rsid="000dd4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write the below points resume to suit the job description in resume suited quantifiable points with problem solution and impact type sentences. Maintain same yaml format and headings job </text:p>
      <text:p text:style-name="P1"/>
      <text:p text:style-name="P1">Resume: </text:p>
      <text:p text:style-name="P2">Job Description: </text:p>
      <text:p text:style-name="P2"/>
      <text:p text:style-name="P2"/>
      <text:p text:style-name="P2">Rewrite the skills section to suit the below tailored resume and job description maintain same yaml format can modify or create new skill sections and rate the final skills plus reume for ats compatablity to the job description. </text:p>
      <text:p text:style-name="P2"/>
      <text:p text:style-name="P2"/>
      <text:p text:style-name="P2">rewrite the summary to suit the job description and resume </text:p>
      <text:p text:style-name="P2"/>
      <text:p text:style-name="P2"/>
      <text:p text:style-name="P2">Rate the below resume and job description on fit and ATS score and suggest ready to use points to replace and improve the score and rewrite the skills section can remove and add new suitable sections to suit the job and resum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4T00:35:45.871304300</meta:creation-date>
    <meta:print-date>2025-11-05T09:13:07.516002300</meta:print-date>
    <meta:printed-by>PDF files</meta:printed-by>
    <dc:date>2025-11-05T09:13:37.188961100</dc:date>
    <meta:editing-duration>PT29S</meta:editing-duration>
    <meta:editing-cycles>1</meta:editing-cycles>
    <meta:document-statistic meta:table-count="0" meta:image-count="0" meta:object-count="0" meta:page-count="1" meta:paragraph-count="6" meta:word-count="122" meta:character-count="729" meta:non-whitespace-character-count="607"/>
    <meta:generator>LibreOffice/25.2.6.2$Windows_X86_64 LibreOffice_project/729c5bfe710f5eb71ed3bbde9e06a6065e9c6c5d</meta:generator>
  </office:meta>
</office:document-meta>
</file>